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</style:style>
    <style:style style:name="gr2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51cm"/>
    </style:style>
    <style:style style:name="gr8" style:family="graphic" style:parent-style-name="standard">
      <style:graphic-properties draw:stroke="dash" draw:stroke-dash="Ultrafine_20_Dashed" draw:fill-color="#eb613d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font-size="16pt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color="#ff0000"/>
    </style:style>
    <style:style style:name="T2" style:family="text">
      <style:text-properties fo:font-size="12pt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9cm" svg:height="1.205cm" svg:x="4.21cm" svg:y="1.162cm">
          <draw:text-box>
            <text:p text:style-name="P1">Life of an FrB Object (<text:span text:style-name="T1">managed</text:span> or not)</text:p>
          </draw:text-box>
        </draw:frame>
        <draw:custom-shape draw:style-name="gr2" draw:text-style-name="P3" draw:id="id1" draw:layer="layout" svg:width="4.651cm" svg:height="0.921cm" svg:x="2.526cm" svg:y="5.498cm">
          <text:p text:style-name="P2"><text:span text:style-name="T2">New instru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.651cm" svg:height="0.921cm" svg:x="8.18cm" svg:y="5.54cm">
          <text:p text:style-name="P2"><text:span text:style-name="T2">Declare instr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6.098cm" svg:height="0.921cm" svg:x="7.456cm" svg:y="9.017cm">
          <text:p text:style-name="P2"><text:span text:style-name="T2">FrBClass::creat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51cm" svg:y1="6.419cm" svg:x2="10.505cm" svg:y2="9.017cm" draw:start-shape="id1" draw:start-glue-point="2" draw:end-shape="id2" draw:end-glue-point="0">
          <text:p text:style-name="P1"/>
        </draw:connector>
        <draw:connector draw:style-name="gr4" draw:text-style-name="P5" draw:layer="layout" draw:type="line" svg:x1="10.505cm" svg:y1="6.461cm" svg:x2="10.505cm" svg:y2="9.017cm" draw:start-shape="id3" draw:start-glue-point="2" draw:end-shape="id2" draw:end-glue-point="0">
          <text:p text:style-name="P1"/>
        </draw:connector>
        <draw:custom-shape draw:style-name="gr2" draw:text-style-name="P3" draw:id="id4" draw:layer="layout" svg:width="4.651cm" svg:height="0.921cm" svg:x="13.634cm" svg:y="5.58cm">
          <text:p text:style-name="P2"><text:span text:style-name="T2">Direct call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959cm" svg:y1="6.501cm" svg:x2="10.505cm" svg:y2="9.017cm" draw:start-shape="id4" draw:start-glue-point="2" draw:end-shape="id2" draw:end-glue-point="0">
          <text:p text:style-name="P1"/>
        </draw:connector>
        <draw:custom-shape draw:style-name="gr3" draw:text-style-name="P4" draw:id="id6" draw:layer="layout" svg:width="6.098cm" svg:height="0.921cm" svg:x="7.456cm" svg:y="19.875cm">
          <text:p text:style-name="P2"><text:span text:style-name="T2">FrBClass::callConstructor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4.032cm" svg:x2="10.505cm" svg:y2="19.875cm" draw:start-shape="id5" draw:start-glue-point="2" draw:end-shape="id6" draw:end-glue-point="0">
          <text:p text:style-name="P1"/>
        </draw:connector>
        <draw:custom-shape draw:style-name="gr5" draw:text-style-name="P3" draw:id="id7" draw:layer="layout" svg:width="6.098cm" svg:height="0.921cm" svg:x="12.019cm" svg:y="15.922cm">
          <text:p text:style-name="P2"><text:span text:style-name="T2">FrBMemory::addObject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4.032cm" svg:x2="15.068cm" svg:y2="15.922cm" draw:start-shape="id5" draw:start-glue-point="2" draw:end-shape="id7" draw:end-glue-point="0">
          <text:p text:style-name="P1"/>
        </draw:connector>
        <draw:connector draw:style-name="gr4" draw:text-style-name="P5" draw:layer="layout" draw:type="line" svg:x1="15.068cm" svg:y1="16.843cm" svg:x2="10.505cm" svg:y2="19.875cm" draw:start-shape="id7" draw:start-glue-point="2" draw:end-shape="id6" draw:end-glue-point="0">
          <text:p text:style-name="P1"/>
        </draw:connector>
        <draw:custom-shape draw:style-name="gr3" draw:text-style-name="P4" draw:id="id8" draw:layer="layout" svg:width="6.098cm" svg:height="0.921cm" svg:x="7.456cm" svg:y="11.144cm">
          <text:p text:style-name="P2"><text:span text:style-name="T2">FrBClass::allocat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9.938cm" svg:x2="10.505cm" svg:y2="11.144cm" draw:start-shape="id2" draw:start-glue-point="2" draw:end-shape="id8" draw:end-glue-point="0">
          <text:p text:style-name="P1"/>
        </draw:connector>
        <draw:custom-shape draw:style-name="gr3" draw:text-style-name="P4" draw:id="id9" draw:layer="layout" svg:width="7.42cm" svg:height="0.921cm" svg:x="6.795cm" svg:y="21.838cm">
          <text:p text:style-name="P2"><text:span text:style-name="T2">... construct all member (after)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20.796cm" svg:x2="10.505cm" svg:y2="21.838cm" draw:start-shape="id6" draw:start-glue-point="2" draw:end-shape="id9" draw:end-glue-point="0">
          <text:p text:style-name="P1"/>
        </draw:connector>
        <draw:custom-shape draw:style-name="gr3" draw:text-style-name="P4" draw:id="id5" draw:layer="layout" svg:width="9.141cm" svg:height="0.921cm" svg:x="5.935cm" svg:y="13.111cm">
          <text:p text:style-name="P2"><text:span text:style-name="T2">... allocate object (eg: with C++ new)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2.065cm" svg:x2="10.505cm" svg:y2="13.111cm" draw:start-shape="id8" draw:start-glue-point="2" draw:end-shape="id5" draw:end-glue-point="0">
          <text:p text:style-name="P1"/>
        </draw:connector>
        <draw:custom-shape draw:style-name="gr6" draw:text-style-name="P3" draw:id="id10" draw:layer="layout" svg:width="6.098cm" svg:height="0.921cm" svg:x="7.456cm" svg:y="23.726cm">
          <text:p text:style-name="P2"><text:span text:style-name="T2">... aliv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.505cm" svg:y1="22.759cm" svg:x2="10.505cm" svg:y2="23.726cm" draw:start-shape="id9" draw:start-glue-point="2" draw:end-shape="id10" draw:end-glue-point="0">
          <text:p text:style-name="P1"/>
        </draw:connector>
        <draw:frame draw:style-name="gr7" draw:text-style-name="P7" draw:layer="layout" svg:width="4.05cm" svg:height="0.903cm" svg:x="8.48cm" svg:y="2.609cm">
          <draw:text-box>
            <text:p text:style-name="P6"><text:span text:style-name="T3">Construction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2.59cm" svg:height="1.205cm" svg:x="4.21cm" svg:y="1.162cm">
          <draw:text-box>
            <text:p text:style-name="P1">Life of an FrB Object (<text:span text:style-name="T1">managed</text:span> or not)</text:p>
          </draw:text-box>
        </draw:frame>
        <draw:custom-shape draw:style-name="gr2" draw:text-style-name="P3" draw:id="id11" draw:layer="layout" svg:width="4.651cm" svg:height="0.921cm" svg:x="2.764cm" svg:y="7.025cm">
          <text:p text:style-name="P2"><text:span text:style-name="T2">Delete instru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3" draw:layer="layout" svg:width="4.651cm" svg:height="0.921cm" svg:x="8.18cm" svg:y="6.943cm">
          <text:p text:style-name="P2"><text:span text:style-name="T2">GC destro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6.098cm" svg:height="0.921cm" svg:x="7.456cm" svg:y="10.414cm">
          <text:p text:style-name="P2"><text:span text:style-name="T2">FrBClass::destroy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089cm" svg:y1="7.946cm" svg:x2="10.505cm" svg:y2="10.414cm" draw:start-shape="id11" draw:start-glue-point="2" draw:end-shape="id12" draw:end-glue-point="0">
          <text:p text:style-name="P1"/>
        </draw:connector>
        <draw:connector draw:style-name="gr4" draw:text-style-name="P5" draw:layer="layout" draw:type="line" svg:x1="10.505cm" svg:y1="7.864cm" svg:x2="10.505cm" svg:y2="10.414cm" draw:start-shape="id13" draw:start-glue-point="2" draw:end-shape="id12" draw:end-glue-point="0">
          <text:p text:style-name="P1"/>
        </draw:connector>
        <draw:custom-shape draw:style-name="gr2" draw:text-style-name="P3" draw:id="id14" draw:layer="layout" svg:width="4.651cm" svg:height="0.921cm" svg:x="13.703cm" svg:y="6.949cm">
          <text:p text:style-name="P2"><text:span text:style-name="T2">Direct call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028cm" svg:y1="7.87cm" svg:x2="10.505cm" svg:y2="10.414cm" draw:start-shape="id14" draw:start-glue-point="2" draw:end-shape="id12" draw:end-glue-point="0">
          <text:p text:style-name="P1"/>
        </draw:connector>
        <draw:custom-shape draw:style-name="gr3" draw:text-style-name="P4" draw:id="id15" draw:layer="layout" svg:width="6.098cm" svg:height="0.921cm" svg:x="7.456cm" svg:y="18.235cm">
          <text:p text:style-name="P2"><text:span text:style-name="T2">FrBClass::callDestructor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1.335cm" svg:x2="10.505cm" svg:y2="18.235cm" draw:start-shape="id12" draw:start-glue-point="2" draw:end-shape="id15" draw:end-glue-point="0">
          <text:p text:style-name="P1"/>
        </draw:connector>
        <draw:custom-shape draw:style-name="gr5" draw:text-style-name="P3" draw:id="id16" draw:layer="layout" svg:width="8.06cm" svg:height="0.921cm" svg:x="11.1cm" svg:y="13.839cm">
          <text:p text:style-name="P2"><text:span text:style-name="T2">FrBMemory::removeObjectFromGC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1.335cm" svg:x2="15.13cm" svg:y2="13.839cm" draw:start-shape="id12" draw:start-glue-point="2" draw:end-shape="id16" draw:end-glue-point="0">
          <text:p text:style-name="P1"/>
        </draw:connector>
        <draw:connector draw:style-name="gr4" draw:text-style-name="P5" draw:layer="layout" draw:type="line" svg:x1="15.13cm" svg:y1="14.76cm" svg:x2="10.505cm" svg:y2="18.235cm" draw:start-shape="id16" draw:start-glue-point="2" draw:end-shape="id15" draw:end-glue-point="0">
          <text:p text:style-name="P1"/>
        </draw:connector>
        <draw:custom-shape draw:style-name="gr3" draw:text-style-name="P4" draw:id="id17" draw:layer="layout" svg:width="7.616cm" svg:height="0.921cm" svg:x="6.697cm" svg:y="20.118cm">
          <text:p text:style-name="P2"><text:span text:style-name="T2">... destruct all member (before)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19.156cm" svg:x2="10.505cm" svg:y2="20.118cm" draw:start-shape="id15" draw:start-glue-point="2" draw:end-shape="id17" draw:end-glue-point="0">
          <text:p text:style-name="P1"/>
        </draw:connector>
        <draw:custom-shape draw:style-name="gr6" draw:text-style-name="P3" draw:id="id21" draw:layer="layout" svg:width="6.098cm" svg:height="0.921cm" svg:x="7.456cm" svg:y="26.492cm">
          <text:p text:style-name="P2"><text:span text:style-name="T2">... dead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21.039cm" svg:x2="10.505cm" svg:y2="22.364cm" draw:start-shape="id17" draw:start-glue-point="2" draw:end-shape="id18" draw:end-glue-point="0">
          <text:p text:style-name="P1"/>
        </draw:connector>
        <draw:frame draw:style-name="gr7" draw:text-style-name="P8" draw:layer="layout" svg:width="3.929cm" svg:height="0.903cm" svg:x="8.541cm" svg:y="2.609cm">
          <draw:text-box>
            <text:p text:style-name="P1"><text:span text:style-name="T3">Destruction</text:span></text:p>
          </draw:text-box>
        </draw:frame>
        <draw:custom-shape draw:style-name="gr8" draw:text-style-name="P3" draw:id="id19" draw:layer="layout" svg:width="4.651cm" svg:height="0.921cm" svg:x="8.18cm" svg:y="4.424cm">
          <text:p text:style-name="P2"><text:span text:style-name="T2">GC collec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5.345cm" svg:x2="10.505cm" svg:y2="6.943cm" draw:start-shape="id19" draw:start-glue-point="2" draw:end-shape="id13" draw:end-glue-point="0">
          <text:p text:style-name="P1"/>
        </draw:connector>
        <draw:custom-shape draw:style-name="gr3" draw:text-style-name="P4" draw:id="id18" draw:layer="layout" svg:width="6.098cm" svg:height="0.921cm" svg:x="7.456cm" svg:y="22.364cm">
          <text:p text:style-name="P2"><text:span text:style-name="T2">FrBClass::fre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23.285cm" svg:x2="10.505cm" svg:y2="24.416cm" draw:start-shape="id18" draw:start-glue-point="2" draw:end-shape="id20" draw:end-glue-point="0">
          <text:p text:style-name="P1"/>
        </draw:connector>
        <draw:custom-shape draw:style-name="gr3" draw:text-style-name="P4" draw:id="id20" draw:layer="layout" svg:width="8.942cm" svg:height="0.921cm" svg:x="6.034cm" svg:y="24.416cm">
          <text:p text:style-name="P2"><text:span text:style-name="T2">... free object (eg: with C++ delete)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505cm" svg:y1="25.337cm" svg:x2="10.505cm" svg:y2="26.492cm" draw:start-shape="id20" draw:start-glue-point="2" draw:end-shape="id21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47cm" fo:margin-bottom="0.674cm" fo:margin-left="0.381cm" fo:margin-right="0.3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Nicolas GUILLAUME</meta:initial-creator>
    <meta:creation-date>2006-10-13T12:38:16</meta:creation-date>
    <dc:creator>Nicolas GUILLAUME</dc:creator>
    <dc:date>2006-10-13T21:50:03</dc:date>
    <dc:language>fr-FR</dc:language>
    <meta:editing-cycles>12</meta:editing-cycles>
    <meta:editing-duration>PT45M18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